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0.9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00ffff"/>
    </style:style>
    <style:style style:name="ce8" style:family="table-cell" style:parent-style-name="Default" style:data-style-name="N116">
      <style:table-cell-properties fo:background-color="#00ff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16">
      <style:table-cell-properties fo:background-color="#00ffff"/>
    </style:style>
    <style:style style:name="ce10" style:family="table-cell" style:parent-style-name="Default" style:data-style-name="N116"/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16">
      <style:table-cell-properties fo:background-color="#66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5" table:default-cell-style-name="ce10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Bosch</text:p>
          </table:table-cell>
          <table:covered-table-cell table:style-name="ce1"/>
          <table:table-cell table:style-name="ce6" office:value-type="string" table:number-columns-spanned="2" table:number-rows-spanned="1">
            <text:p>Pont diviseur</text:p>
          </table:table-cell>
          <table:covered-table-cell table:style-name="ce8"/>
          <table:table-cell table:style-name="ce11"/>
          <table:table-cell table:number-columns-repeated="2"/>
        </table:table-row>
        <table:table-row table:style-name="ro1">
          <table:table-cell table:style-name="ce1" office:value-type="string">
            <text:p>Temperature</text:p>
          </table:table-cell>
          <table:table-cell table:style-name="ce1" office:value-type="string">
            <text:p>Ohms</text:p>
          </table:table-cell>
          <table:table-cell table:style-name="ce6" office:value-type="string">
            <text:p>Vout</text:p>
          </table:table-cell>
          <table:table-cell table:style-name="ce8" office:value-type="string">
            <text:p>I</text:p>
          </table:table-cell>
          <table:table-cell table:style-name="ce12" office:value-type="string">
            <text:p>Espruino</text:p>
          </table:table-cell>
          <table:table-cell/>
          <table:table-cell>
            <draw:frame table:end-cell-address="Feuille1.T24" table:end-x="0.8677in" table:end-y="0.063in" draw:z-index="0" draw:name="Evolution de la sonde Bosch selon la température" draw:style-name="gr1" draw:text-style-name="P1" svg:width="12.4134in" svg:height="3.8386in" svg:x="0.0118in" svg:y="0.1362in">
              <draw:object draw:notify-on-update-of-ranges="Feuille1.A3:Feuille1.A21 Feuille1.B2:Feuille1.B2 Feuille1.B3:Feuille1.B2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  <svg:title>Evolution de la sonde Bosch selon la température</svg:title>
            </draw:frame>
          </table:table-cell>
        </table:table-row>
        <table:table-row table:style-name="ro1">
          <table:table-cell table:style-name="ce2" office:value-type="float" office:value="-40">
            <text:p>-40</text:p>
          </table:table-cell>
          <table:table-cell table:style-name="ce2" office:value-type="float" office:value="44864">
            <text:p>44864</text:p>
          </table:table-cell>
          <table:table-cell table:style-name="ce7" table:formula="of:=([.$B$23]*[.$B$24])/([.B3]+[.$B$24])" office:value-type="float" office:value="0.120479340262864">
            <text:p>0.12</text:p>
          </table:table-cell>
          <table:table-cell table:style-name="ce9" table:formula="of:=[.$B$23]/([.B3]+[.$B$24])" office:value-type="float" office:value="0.0000708702001546259">
            <text:p>0.000</text:p>
          </table:table-cell>
          <table:table-cell table:style-name="ce13" table:formula="of:=[.C3]/3.3" office:value-type="float" office:value="0.0365088909887467">
            <text:p>0.037</text:p>
          </table:table-cell>
          <table:table-cell table:number-columns-repeated="2"/>
        </table:table-row>
        <table:table-row table:style-name="ro1">
          <table:table-cell table:style-name="ce2" office:value-type="float" office:value="-30">
            <text:p>-30</text:p>
          </table:table-cell>
          <table:table-cell table:style-name="ce2" office:value-type="float" office:value="25524">
            <text:p>25524</text:p>
          </table:table-cell>
          <table:table-cell table:style-name="ce7" table:formula="of:=([.$B$23]*[.$B$24])/([.B4]+[.$B$24])" office:value-type="float" office:value="0.206068175139583">
            <text:p>0.21</text:p>
          </table:table-cell>
          <table:table-cell table:style-name="ce9" table:formula="of:=[.$B$23]/([.B4]+[.$B$24])" office:value-type="float" office:value="0.000121216573611519">
            <text:p>0.000</text:p>
          </table:table-cell>
          <table:table-cell table:style-name="ce13" table:formula="of:=[.C4]/3.3" office:value-type="float" office:value="0.0624449015574493">
            <text:p>0.062</text:p>
          </table:table-cell>
          <table:table-cell table:number-columns-repeated="2"/>
        </table:table-row>
        <table:table-row table:style-name="ro1">
          <table:table-cell table:style-name="ce2" office:value-type="float" office:value="-20">
            <text:p>-20</text:p>
          </table:table-cell>
          <table:table-cell table:style-name="ce2" office:value-type="float" office:value="15067">
            <text:p>15067</text:p>
          </table:table-cell>
          <table:table-cell table:style-name="ce7" table:formula="of:=([.$B$23]*[.$B$24])/([.B5]+[.$B$24])" office:value-type="float" office:value="0.334585793522992">
            <text:p>0.33</text:p>
          </table:table-cell>
          <table:table-cell table:style-name="ce9" table:formula="of:=[.$B$23]/([.B5]+[.$B$24])" office:value-type="float" office:value="0.000196815172660583">
            <text:p>0.000</text:p>
          </table:table-cell>
          <table:table-cell table:style-name="ce13" table:formula="of:=[.C5]/3.3" office:value-type="float" office:value="0.101389634400907">
            <text:p>0.101</text:p>
          </table:table-cell>
          <table:table-cell table:number-columns-repeated="2"/>
        </table:table-row>
        <table:table-row table:style-name="ro1">
          <table:table-cell table:style-name="ce2" office:value-type="float" office:value="-10">
            <text:p>-10</text:p>
          </table:table-cell>
          <table:table-cell table:style-name="ce2" office:value-type="float" office:value="9220">
            <text:p>9220</text:p>
          </table:table-cell>
          <table:table-cell table:style-name="ce7" table:formula="of:=([.$B$23]*[.$B$24])/([.B6]+[.$B$24])" office:value-type="float" office:value="0.513736263736264">
            <text:p>0.51</text:p>
          </table:table-cell>
          <table:table-cell table:style-name="ce9" table:formula="of:=[.$B$23]/([.B6]+[.$B$24])" office:value-type="float" office:value="0.000302197802197802">
            <text:p>0.000</text:p>
          </table:table-cell>
          <table:table-cell table:style-name="ce13" table:formula="of:=[.C6]/3.3" office:value-type="float" office:value="0.155677655677656">
            <text:p>0.156</text:p>
          </table:table-cell>
          <table:table-cell table:number-columns-repeated="2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5784">
            <text:p>5784</text:p>
          </table:table-cell>
          <table:table-cell table:style-name="ce7" table:formula="of:=([.$B$23]*[.$B$24])/([.B7]+[.$B$24])" office:value-type="float" office:value="0.74959914484233">
            <text:p>0.75</text:p>
          </table:table-cell>
          <table:table-cell table:style-name="ce9" table:formula="of:=[.$B$23]/([.B7]+[.$B$24])" office:value-type="float" office:value="0.000440940673436665">
            <text:p>0.000</text:p>
          </table:table-cell>
          <table:table-cell table:style-name="ce13" table:formula="of:=[.C7]/3.3" office:value-type="float" office:value="0.227151256012827">
            <text:p>0.227</text:p>
          </table:table-cell>
          <table:table-cell table:number-columns-repeated="2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3740">
            <text:p>3740</text:p>
          </table:table-cell>
          <table:table-cell table:style-name="ce7" table:formula="of:=([.$B$23]*[.$B$24])/([.B8]+[.$B$24])" office:value-type="float" office:value="1.03125">
            <text:p>1.03</text:p>
          </table:table-cell>
          <table:table-cell table:style-name="ce9" table:formula="of:=[.$B$23]/([.B8]+[.$B$24])" office:value-type="float" office:value="0.000606617647058823">
            <text:p>0.001</text:p>
          </table:table-cell>
          <table:table-cell table:style-name="ce13" table:formula="of:=[.C8]/3.3" office:value-type="float" office:value="0.3125">
            <text:p>0.313</text:p>
          </table:table-cell>
          <table:table-cell table:number-columns-repeated="2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2480">
            <text:p>2480</text:p>
          </table:table-cell>
          <table:table-cell table:style-name="ce7" table:formula="of:=([.$B$23]*[.$B$24])/([.B9]+[.$B$24])" office:value-type="float" office:value="1.34210526315789">
            <text:p>1.34</text:p>
          </table:table-cell>
          <table:table-cell table:style-name="ce9" table:formula="of:=[.$B$23]/([.B9]+[.$B$24])" office:value-type="float" office:value="0.000789473684210526">
            <text:p>0.001</text:p>
          </table:table-cell>
          <table:table-cell table:style-name="ce13" table:formula="of:=[.C9]/3.3" office:value-type="float" office:value="0.406698564593301">
            <text:p>0.407</text:p>
          </table:table-cell>
          <table:table-cell table:number-columns-repeated="2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683">
            <text:p>1683</text:p>
          </table:table-cell>
          <table:table-cell table:style-name="ce7" table:formula="of:=([.$B$23]*[.$B$24])/([.B10]+[.$B$24])" office:value-type="float" office:value="1.65829145728643">
            <text:p>1.66</text:p>
          </table:table-cell>
          <table:table-cell table:style-name="ce9" table:formula="of:=[.$B$23]/([.B10]+[.$B$24])" office:value-type="float" office:value="0.000975465563109666">
            <text:p>0.001</text:p>
          </table:table-cell>
          <table:table-cell table:style-name="ce13" table:formula="of:=[.C10]/3.3" office:value-type="float" office:value="0.50251256281407">
            <text:p>0.503</text:p>
          </table:table-cell>
          <table:table-cell table:number-columns-repeated="2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167">
            <text:p>1167</text:p>
          </table:table-cell>
          <table:table-cell table:style-name="ce7" table:formula="of:=([.$B$23]*[.$B$24])/([.B11]+[.$B$24])" office:value-type="float" office:value="1.95674921520753">
            <text:p>1.96</text:p>
          </table:table-cell>
          <table:table-cell table:style-name="ce9" table:formula="of:=[.$B$23]/([.B11]+[.$B$24])" office:value-type="float" office:value="0.00115102895012208">
            <text:p>0.001</text:p>
          </table:table-cell>
          <table:table-cell table:style-name="ce13" table:formula="of:=[.C11]/3.3" office:value-type="float" office:value="0.592954307638647">
            <text:p>0.593</text:p>
          </table:table-cell>
          <table:table-cell table:number-columns-repeated="2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824">
            <text:p>824</text:p>
          </table:table-cell>
          <table:table-cell table:style-name="ce7" table:formula="of:=([.$B$23]*[.$B$24])/([.B12]+[.$B$24])" office:value-type="float" office:value="2.22266244057052">
            <text:p>2.22</text:p>
          </table:table-cell>
          <table:table-cell table:style-name="ce9" table:formula="of:=[.$B$23]/([.B12]+[.$B$24])" office:value-type="float" office:value="0.00130744849445325">
            <text:p>0.001</text:p>
          </table:table-cell>
          <table:table-cell table:style-name="ce13" table:formula="of:=[.C12]/3.3" office:value-type="float" office:value="0.673534072900158">
            <text:p>0.674</text:p>
          </table:table-cell>
          <table:table-cell table:number-columns-repeated="2"/>
        </table:table-row>
        <table:table-row table:style-name="ro1">
          <table:table-cell table:style-name="ce2" office:value-type="float" office:value="60">
            <text:p>60</text:p>
          </table:table-cell>
          <table:table-cell table:style-name="ce2" office:value-type="float" office:value="594">
            <text:p>594</text:p>
          </table:table-cell>
          <table:table-cell table:style-name="ce7" table:formula="of:=([.$B$23]*[.$B$24])/([.B13]+[.$B$24])" office:value-type="float" office:value="2.44551002615519">
            <text:p>2.45</text:p>
          </table:table-cell>
          <table:table-cell table:style-name="ce9" table:formula="of:=[.$B$23]/([.B13]+[.$B$24])" office:value-type="float" office:value="0.00143853530950305">
            <text:p>0.001</text:p>
          </table:table-cell>
          <table:table-cell table:style-name="ce13" table:formula="of:=[.C13]/3.3" office:value-type="float" office:value="0.741063644289451">
            <text:p>0.741</text:p>
          </table:table-cell>
          <table:table-cell table:number-columns-repeated="2"/>
        </table:table-row>
        <table:table-row table:style-name="ro1">
          <table:table-cell table:style-name="ce2" office:value-type="float" office:value="70">
            <text:p>70</text:p>
          </table:table-cell>
          <table:table-cell table:style-name="ce2" office:value-type="float" office:value="434.9">
            <text:p>434.9</text:p>
          </table:table-cell>
          <table:table-cell table:style-name="ce7" table:formula="of:=([.$B$23]*[.$B$24])/([.B14]+[.$B$24])" office:value-type="float" office:value="2.62775774040939">
            <text:p>2.63</text:p>
          </table:table-cell>
          <table:table-cell table:style-name="ce9" table:formula="of:=[.$B$23]/([.B14]+[.$B$24])" office:value-type="float" office:value="0.00154573984729964">
            <text:p>0.002</text:p>
          </table:table-cell>
          <table:table-cell table:style-name="ce13" table:formula="of:=[.C14]/3.3" office:value-type="float" office:value="0.796290224366481">
            <text:p>0.796</text:p>
          </table:table-cell>
          <table:table-cell table:number-columns-repeated="2"/>
        </table:table-row>
        <table:table-row table:style-name="ro1">
          <table:table-cell table:style-name="ce2" office:value-type="float" office:value="80">
            <text:p>80</text:p>
          </table:table-cell>
          <table:table-cell table:style-name="ce2" office:value-type="float" office:value="323.4">
            <text:p>323.4</text:p>
          </table:table-cell>
          <table:table-cell table:style-name="ce7" table:formula="of:=([.$B$23]*[.$B$24])/([.B15]+[.$B$24])" office:value-type="float" office:value="2.7725610358802">
            <text:p>2.77</text:p>
          </table:table-cell>
          <table:table-cell table:style-name="ce9" table:formula="of:=[.$B$23]/([.B15]+[.$B$24])" office:value-type="float" office:value="0.00163091825640012">
            <text:p>0.002</text:p>
          </table:table-cell>
          <table:table-cell table:style-name="ce13" table:formula="of:=[.C15]/3.3" office:value-type="float" office:value="0.840170010872788">
            <text:p>0.840</text:p>
          </table:table-cell>
          <table:table-cell table:number-columns-repeated="2"/>
        </table:table-row>
        <table:table-row table:style-name="ro1">
          <table:table-cell table:style-name="ce2" office:value-type="float" office:value="90">
            <text:p>90</text:p>
          </table:table-cell>
          <table:table-cell table:style-name="ce2" office:value-type="float" office:value="243">
            <text:p>243</text:p>
          </table:table-cell>
          <table:table-cell table:style-name="ce7" table:formula="of:=([.$B$23]*[.$B$24])/([.B16]+[.$B$24])" office:value-type="float" office:value="2.88728769943387">
            <text:p>2.89</text:p>
          </table:table-cell>
          <table:table-cell table:style-name="ce9" table:formula="of:=[.$B$23]/([.B16]+[.$B$24])" office:value-type="float" office:value="0.00169840452907874">
            <text:p>0.002</text:p>
          </table:table-cell>
          <table:table-cell table:style-name="ce13" table:formula="of:=[.C16]/3.3" office:value-type="float" office:value="0.874935666495111">
            <text:p>0.875</text:p>
          </table:table-cell>
          <table:table-cell table:number-columns-repeated="2"/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2" office:value-type="float" office:value="186.6">
            <text:p>186.6</text:p>
          </table:table-cell>
          <table:table-cell table:style-name="ce7" table:formula="of:=([.$B$23]*[.$B$24])/([.B17]+[.$B$24])" office:value-type="float" office:value="2.97360330753737">
            <text:p>2.97</text:p>
          </table:table-cell>
          <table:table-cell table:style-name="ce9" table:formula="of:=[.$B$23]/([.B17]+[.$B$24])" office:value-type="float" office:value="0.00174917841619845">
            <text:p>0.002</text:p>
          </table:table-cell>
          <table:table-cell table:style-name="ce13" table:formula="of:=[.C17]/3.3" office:value-type="float" office:value="0.90109191137496">
            <text:p>0.901</text:p>
          </table:table-cell>
          <table:table-cell table:number-columns-repeated="2"/>
        </table:table-row>
        <table:table-row table:style-name="ro1">
          <table:table-cell table:style-name="ce2" office:value-type="float" office:value="110">
            <text:p>110</text:p>
          </table:table-cell>
          <table:table-cell table:style-name="ce2" office:value-type="float" office:value="144.5">
            <text:p>144.5</text:p>
          </table:table-cell>
          <table:table-cell table:style-name="ce7" table:formula="of:=([.$B$23]*[.$B$24])/([.B18]+[.$B$24])" office:value-type="float" office:value="3.04147465437788">
            <text:p>3.04</text:p>
          </table:table-cell>
          <table:table-cell table:style-name="ce9" table:formula="of:=[.$B$23]/([.B18]+[.$B$24])" office:value-type="float" office:value="0.00178910273786934">
            <text:p>0.002</text:p>
          </table:table-cell>
          <table:table-cell table:style-name="ce13" table:formula="of:=[.C18]/3.3" office:value-type="float" office:value="0.921658986175115">
            <text:p>0.922</text:p>
          </table:table-cell>
          <table:table-cell table:number-columns-repeated="2"/>
        </table:table-row>
        <table:table-row table:style-name="ro1">
          <table:table-cell table:style-name="ce2" office:value-type="float" office:value="120">
            <text:p>120</text:p>
          </table:table-cell>
          <table:table-cell table:style-name="ce2" office:value-type="float" office:value="113.3">
            <text:p>113.3</text:p>
          </table:table-cell>
          <table:table-cell table:style-name="ce7" table:formula="of:=([.$B$23]*[.$B$24])/([.B19]+[.$B$24])" office:value-type="float" office:value="3.09380687144984">
            <text:p>3.09</text:p>
          </table:table-cell>
          <table:table-cell table:style-name="ce9" table:formula="of:=[.$B$23]/([.B19]+[.$B$24])" office:value-type="float" office:value="0.0018198863949705">
            <text:p>0.002</text:p>
          </table:table-cell>
          <table:table-cell table:style-name="ce13" table:formula="of:=[.C19]/3.3" office:value-type="float" office:value="0.93751723377268">
            <text:p>0.938</text:p>
          </table:table-cell>
          <table:table-cell table:number-columns-repeated="2"/>
        </table:table-row>
        <table:table-row table:style-name="ro1">
          <table:table-cell table:style-name="ce2" office:value-type="float" office:value="130">
            <text:p>130</text:p>
          </table:table-cell>
          <table:table-cell table:style-name="ce2" office:value-type="float" office:value="89.9">
            <text:p>89.9</text:p>
          </table:table-cell>
          <table:table-cell table:style-name="ce7" table:formula="of:=([.$B$23]*[.$B$24])/([.B20]+[.$B$24])" office:value-type="float" office:value="3.1342533102408">
            <text:p>3.13</text:p>
          </table:table-cell>
          <table:table-cell table:style-name="ce9" table:formula="of:=[.$B$23]/([.B20]+[.$B$24])" office:value-type="float" office:value="0.0018436784177887">
            <text:p>0.002</text:p>
          </table:table-cell>
          <table:table-cell table:style-name="ce13" table:formula="of:=[.C20]/3.3" office:value-type="float" office:value="0.949773730375999">
            <text:p>0.950</text:p>
          </table:table-cell>
          <table:table-cell table:number-columns-repeated="2"/>
        </table:table-row>
        <table:table-row table:style-name="ro1">
          <table:table-cell table:style-name="ce2" office:value-type="float" office:value="140">
            <text:p>140</text:p>
          </table:table-cell>
          <table:table-cell table:style-name="ce2" office:value-type="float" office:value="71.9">
            <text:p>71.9</text:p>
          </table:table-cell>
          <table:table-cell table:style-name="ce7" table:formula="of:=([.$B$23]*[.$B$24])/([.B21]+[.$B$24])" office:value-type="float" office:value="3.16609289463288">
            <text:p>3.17</text:p>
          </table:table-cell>
          <table:table-cell table:style-name="ce9" table:formula="of:=[.$B$23]/([.B21]+[.$B$24])" office:value-type="float" office:value="0.00186240758507816">
            <text:p>0.002</text:p>
          </table:table-cell>
          <table:table-cell table:style-name="ce13" table:formula="of:=[.C21]/3.3" office:value-type="float" office:value="0.959422089282691">
            <text:p>0.95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>
            <text:p>Vin</text:p>
          </table:table-cell>
          <table:table-cell office:value-type="float" office:value="3.3">
            <text:p>3.3</text:p>
          </table:table-cell>
          <table:table-cell table:number-columns-repeated="5"/>
        </table:table-row>
        <table:table-row table:style-name="ro1">
          <table:table-cell table:style-name="ce3" office:value-type="string">
            <text:p>R2</text:p>
          </table:table-cell>
          <table:table-cell office:value-type="float" office:value="1700">
            <text:p>1700</text:p>
          </table:table-cell>
          <table:table-cell table:number-columns-repeated="5"/>
        </table:table-row>
        <table:table-row table:style-name="ro1">
          <table:table-cell table:style-name="ce3" office:value-type="string">
            <text:p>Max ecart (V)</text:p>
          </table:table-cell>
          <table:table-cell table:style-name="ce5" table:formula="of:=[.C21]-[.C3]" office:value-type="float" office:value="3.04561355437002">
            <text:p>3.05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Feuille1.T42" table:end-x="0.8898in" table:end-y="0.1689in" draw:z-index="1" draw:style-name="gr1" draw:text-style-name="P1" svg:width="12.4244in" svg:height="3.0094in" svg:x="0.0228in" svg:y="0.0043in">
              <draw:object draw:notify-on-update-of-ranges="Feuille1.A3:Feuille1.A21 Feuille1.C2:Feuille1.C2 Feuille1.C3:Feuille1.C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style-name="ce4" office:value-type="string" table:number-columns-spanned="5" table:number-rows-spanned="11">
            <text:p>La valeur de R2 a été choisi pour obtenir la plus grande plage de voltage</text:p>
            <text:p>0.12V → 3.17V (Soit 3.05V en delta)</text:p>
          </table:table-cell>
          <table:covered-table-cell table:number-columns-repeated="4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>
          <table:covered-table-cell table:number-columns-repeated="5"/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3">05/13/2023</text:date>, <text:time>17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Armani</meta:initial-creator>
    <meta:creation-date>2023-05-13T10:35:29.66</meta:creation-date>
    <dc:date>2023-05-13T17:24:27.26</dc:date>
    <dc:creator>Jimmy Armani</dc:creator>
    <meta:editing-duration>PT3H30M22S</meta:editing-duration>
    <meta:editing-cycles>4</meta:editing-cycles>
    <meta:generator>OpenOffice/4.1.14$Win32 OpenOffice.org_project/4114m1$Build-9811</meta:generator>
    <meta:document-statistic meta:table-count="3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31cm" svg:height="9.751cm" xlink:href=".." xlink:type="simple" chart:class="chart:line" chart:style-name="ch1">
        <chart:title svg:x="10.708cm" svg:y="0.331cm" chart:style-name="ch2">
          <text:p>Evolution en Ohms de la sonde selon la température</text:p>
        </chart:title>
        <chart:plot-area chart:style-name="ch3" table:cell-range-address="Feuille1.A2:Feuille1.B21" chart:data-source-has-labels="both" svg:x="1.08cm" svg:y="1.695cm" svg:width="29.191cm" svg:height="7.441cm">
          <chartooo:coordinate-region svg:x="2.257cm" svg:y="1.907cm" svg:width="27.734cm" svg:height="6.556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B21" chart:label-cell-address="Feuille1.B2:Feuille1.B2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hms</text:p>
                <draw:g>
                  <svg:desc>Feuille1.B2:Feuille1.B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44864">
                <text:p>44864</text:p>
                <draw:g>
                  <svg:desc>Feuille1.B3:Feuille1.B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25524">
                <text:p>2552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15067">
                <text:p>15067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9220">
                <text:p>9220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5784">
                <text:p>57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34.9">
                <text:p>434.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23.4">
                <text:p>323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9.9">
                <text:p>89.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1.9">
                <text:p>71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559cm" svg:height="7.645cm" xlink:href=".." xlink:type="simple" chart:class="chart:line" chart:style-name="ch1">
        <chart:title svg:x="11.238cm" svg:y="0.288cm" chart:style-name="ch2">
          <text:p>Evolution de l'entrée ADC selon la température</text:p>
        </chart:title>
        <chart:plot-area chart:style-name="ch3" table:cell-range-address="Feuille1.A3:Feuille1.A21 Feuille1.C2:Feuille1.C21" chart:data-source-has-labels="both" svg:x="1.081cm" svg:y="1.523cm" svg:width="29.216cm" svg:height="5.55cm">
          <chartooo:coordinate-region svg:x="1.993cm" svg:y="1.735cm" svg:width="28.024cm" svg:height="4.665cm"/>
          <chart:axis chart:dimension="x" chart:name="primary-x" chart:style-name="ch4" chartooo:axis-type="auto">
            <chartooo:date-scale/>
            <chart:categories table:cell-range-address="Feuille1.A3:Feuille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3:Feuille1.C21" chart:label-cell-address="Feuille1.C2:Feuille1.C2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-40">
                <text:p>-40</text:p>
                <draw:g>
                  <svg:desc>Feuille1.A3:Feuille1.A21</svg:desc>
                </draw:g>
              </table:table-cell>
              <table:table-cell office:value-type="float" office:value="0.120479340262864">
                <text:p>0.120479340262864</text:p>
                <draw:g>
                  <svg:desc>Feuille1.C3:Feuille1.C21</svg:desc>
                </draw:g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0.206068175139583">
                <text:p>0.206068175139583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334585793522992">
                <text:p>0.334585793522992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513736263736264">
                <text:p>0.513736263736264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74959914484233">
                <text:p>0.749599144842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03125">
                <text:p>1.031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34210526315789">
                <text:p>1.342105263157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65829145728643">
                <text:p>1.6582914572864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5674921520753">
                <text:p>1.9567492152075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22266244057052">
                <text:p>2.222662440570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44551002615519">
                <text:p>2.4455100261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.62775774040939">
                <text:p>2.6277577404093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7725610358802">
                <text:p>2.772561035880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.88728769943387">
                <text:p>2.887287699433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97360330753737">
                <text:p>2.9736033075373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.04147465437788">
                <text:p>3.0414746543778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.09380687144984">
                <text:p>3.0938068714498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.1342533102408">
                <text:p>3.13425331024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3.16609289463288">
                <text:p>3.166092894632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